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fo:padding="0.097cm" fo:border="non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007cm" style:rel-column-width="7737*"/>
    </style:style>
    <style:style style:name="Tabla1.B" style:family="table-column">
      <style:table-column-properties style:column-width="2.799cm" style:rel-column-width="10791*"/>
    </style:style>
    <style:style style:name="Tabla1.C" style:family="table-column">
      <style:table-column-properties style:column-width="1.896cm" style:rel-column-width="7309*"/>
    </style:style>
    <style:style style:name="Tabla1.E" style:family="table-column">
      <style:table-column-properties style:column-width="2.293cm" style:rel-column-width="8839*"/>
    </style:style>
    <style:style style:name="Tabla1.F" style:family="table-column">
      <style:table-column-properties style:column-width="2.006cm" style:rel-column-width="7731*"/>
    </style:style>
    <style:style style:name="Tabla1.G" style:family="table-column">
      <style:table-column-properties style:column-width="1.699cm" style:rel-column-width="6548*"/>
    </style:style>
    <style:style style:name="Tabla1.H" style:family="table-column">
      <style:table-column-properties style:column-width="2.295cm" style:rel-column-width="8843*"/>
    </style:style>
    <style:style style:name="Tab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a1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097cm" fo:border-left="none" fo:border-right="0.05pt solid #000000" fo:border-top="none" fo:border-bottom="none"/>
    </style:style>
    <style:style style:name="Tabla1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padding="0.097cm" fo:border-left="none" fo:border-right="0.05pt solid #000000" fo:border-top="none" fo:border-bottom="none"/>
    </style:style>
    <style:style style:name="Tabla1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0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e2a94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Text_20_body">
      <style:paragraph-properties fo:line-height="10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e5369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end" style:justify-single-word="false"/>
      <style:text-properties officeooo:paragraph-rsid="00e53696"/>
    </style:style>
    <style:style style:name="P5" style:family="paragraph" style:parent-style-name="Standard">
      <style:text-properties officeooo:rsid="001cd9e1" officeooo:paragraph-rsid="001cd9e1"/>
    </style:style>
    <style:style style:name="P6" style:family="paragraph" style:parent-style-name="Standard">
      <style:text-properties style:text-underline-style="solid" style:text-underline-width="auto" style:text-underline-color="font-color" officeooo:rsid="001cd9e1" officeooo:paragraph-rsid="001cd9e1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db3d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d7afc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21ecd2" officeooo:paragraph-rsid="002db3d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c46232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8pt" fo:font-style="normal" fo:font-weight="normal" officeooo:rsid="008f4abf" officeooo:paragraph-rsid="00c4623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2db3dd"/>
    </style:style>
    <style:style style:name="P14" style:family="paragraph" style:parent-style-name="Table_20_Contents">
      <style:paragraph-properties fo:text-align="center" style:justify-single-word="false"/>
      <style:text-properties fo:color="#000000" fo:font-size="8pt" style:text-underline-style="none" officeooo:rsid="00390238" officeooo:paragraph-rsid="00c46232" fo:background-color="transparen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color="#ff3333" fo:font-size="8pt" style:text-underline-style="solid" style:text-underline-width="auto" style:text-underline-color="font-color" officeooo:rsid="00390238" officeooo:paragraph-rsid="00c46232" style:font-size-asian="8pt" style:font-size-complex="8pt"/>
    </style:style>
    <style:style style:name="P16" style:family="paragraph" style:parent-style-name="Table_20_Contents">
      <style:text-properties officeooo:paragraph-rsid="00c46232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1812ca" officeooo:paragraph-rsid="00c46232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paragraph-rsid="00c46232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officeooo:rsid="006ef9c9" officeooo:paragraph-rsid="00c46232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fo:font-size="8pt" officeooo:rsid="0052b304" officeooo:paragraph-rsid="00c46232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fo:font-size="8pt" fo:font-weight="bold" officeooo:paragraph-rsid="00c46232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8pt" fo:font-weight="bold" officeooo:rsid="00a0e313" officeooo:paragraph-rsid="00c46232" style:font-size-asian="8pt" style:font-weight-asian="bold" style:font-size-complex="8pt" style:font-weight-complex="bold"/>
    </style:style>
    <style:style style:name="P23" style:family="paragraph" style:parent-style-name="Table_20_Contents">
      <style:text-properties officeooo:paragraph-rsid="00d7afcb"/>
    </style:style>
    <style:style style:name="P24" style:family="paragraph" style:parent-style-name="Table_20_Contents">
      <style:text-properties fo:font-weight="bold" officeooo:rsid="00d7afcb" officeooo:paragraph-rsid="00d7afcb" style:font-weight-asian="bold" style:font-weight-complex="bold"/>
    </style:style>
    <style:style style:name="P25" style:family="paragraph" style:parent-style-name="Table_20_Contents">
      <style:paragraph-properties fo:line-height="100%"/>
    </style:style>
    <style:style style:name="P26" style:family="paragraph" style:parent-style-name="Table_20_Heading">
      <style:text-properties style:use-window-font-color="true" fo:font-size="10.5pt" officeooo:rsid="00c4f24b" officeooo:paragraph-rsid="00c4f24b" fo:background-color="transparent" style:font-size-asian="10.5pt" style:font-size-complex="10.5pt"/>
    </style:style>
    <style:style style:name="P27" style:family="paragraph" style:parent-style-name="Table_20_Heading">
      <style:text-properties style:use-window-font-color="true" fo:font-size="10.5pt" officeooo:rsid="003df831" officeooo:paragraph-rsid="00c46232" fo:background-color="transparent" style:font-size-asian="10.5pt" style:font-size-complex="10.5pt"/>
    </style:style>
    <style:style style:name="P28" style:family="paragraph" style:parent-style-name="Table_20_Heading">
      <style:text-properties style:use-window-font-color="true" fo:font-size="10.5pt" officeooo:rsid="00abba9b" officeooo:paragraph-rsid="00c46232" fo:background-color="transparent" style:font-size-asian="10.5pt" style:font-size-complex="10.5pt"/>
    </style:style>
    <style:style style:name="P29" style:family="paragraph" style:parent-style-name="Table_20_Heading">
      <style:text-properties style:use-window-font-color="true" fo:font-size="10.5pt" officeooo:rsid="004ae991" officeooo:paragraph-rsid="00c46232" fo:background-color="transparent" style:font-size-asian="10.5pt" style:font-size-complex="10.5pt"/>
    </style:style>
    <style:style style:name="P30" style:family="paragraph" style:parent-style-name="Table_20_Heading">
      <style:text-properties style:use-window-font-color="true" fo:font-size="10.5pt" officeooo:rsid="00dd43a7" officeooo:paragraph-rsid="00dd43a7" fo:background-color="transparent" style:font-size-asian="10.5pt" style:font-size-complex="10.5pt"/>
    </style:style>
    <style:style style:name="T1" style:family="text">
      <style:text-properties officeooo:rsid="00a5147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a0e313"/>
    </style:style>
    <style:style style:name="T4" style:family="text">
      <style:text-properties officeooo:rsid="00b681f4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c46232" style:font-size-asian="8pt" style:font-size-complex="8pt"/>
    </style:style>
    <style:style style:name="T7" style:family="text">
      <style:text-properties fo:color="#ff3333" fo:font-size="32pt" style:text-underline-style="none" fo:font-weight="bold" officeooo:rsid="00b3ce29" style:font-size-asian="32pt" style:font-weight-asian="bold" style:font-size-complex="32pt" style:font-weight-complex="bold"/>
    </style:style>
    <style:style style:name="T8" style:family="text">
      <style:text-properties fo:color="#ff3333" fo:font-size="32pt" style:text-underline-style="none" fo:font-weight="bold" officeooo:rsid="002db3dd" style:font-size-asian="32pt" style:font-weight-asian="bold" style:font-size-complex="32pt" style:font-weight-complex="bold"/>
    </style:style>
    <style:style style:name="fr1" style:family="graphic" style:parent-style-name="Frame">
      <style:graphic-properties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o.number" text:name="py3o.o.number"/>
        <text:user-field-decl office:value-type="string" office:string-value="o.date_invoice" text:name="py3o.o.date_invoice"/>
        <text:user-field-decl office:value-type="string" office:string-value="line.name" text:name="py3o.line.name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tax" text:name="py3o.line.tax"/>
        <text:user-field-decl office:value-type="string" office:string-value="data.symbol" text:name="py3o.data.symbo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o.date_due" text:name="py3o.o.date_due"/>
        <text:user-field-decl office:value-type="string" office:string-value="line.uom" text:name="py3o.line.uom"/>
      </text:user-field-decls>
      <text:p text:style-name="P5"><text:user-field-get text:name="py3o.o.company_id.name">o.company_id.name</text:user-field-get></text:p>
      <text:p text:style-name="P5"><text:user-field-get text:name="py3o.o.company_id.street">o.company_id.street</text:user-field-get></text:p>
      <text:p text:style-name="P5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6"><text:user-field-get text:name="py3o.o.company_id.country_id.name">o.company_id.country_id.name</text:user-field-get></text:p>
      <text:p text:style-name="P6"/>
      <text:p text:style-name="P7">Invoicing and shipping address:<text:tab/><text:tab/><text:span text:style-name="T2"><text:user-field-get text:name="py3o.o.partner_id.name">o.partner_id.name</text:user-field-get></text:span><text:span text:style-name="T2">,</text:span></text:p>
      <text:p text:style-name="P8"><text:span text:style-name="T2"><text:user-field-get text:name="py3o.o.partner_id.country_id.name">o.partner_id.country_id.name</text:user-field-get></text:span><text:span text:style-name="T2"> </text:span><text:span text:style-name="T2"><text:user-field-get text:name="py3o.o.partner_id.street">o.partner_id.street</text:user-field-get></text:span><text:span text:style-name="T2"> </text:span><text:span text:style-name="T2"><text:user-field-get text:name="py3o.o.partner_id.zip">o.partner_id.zip</text:user-field-get></text:span></text:p>
      <text:p text:style-name="P10"/>
      <text:p text:style-name="P13"><text:span text:style-name="T7">Invoice</text:span><text:span text:style-name="T8"> # </text:span><text:span text:style-name="T8"><text:user-field-get text:name="py3o.o.number">o.number</text:user-field-get></text:span>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9">Date <text:span text:style-name="T4">Invoice</text:span>:</text:p>
          </table:table-cell>
          <table:table-cell table:style-name="Tabla2.A1" office:value-type="string">
            <text:p text:style-name="P9">Salesperson:</text:p>
          </table:table-cell>
          <table:table-cell table:style-name="Tabla2.A1" office:value-type="string">
            <text:p text:style-name="P24">Date Due</text:p>
          </table:table-cell>
          <table:table-cell table:style-name="Tabla2.A1" office:value-type="string">
            <text:p text:style-name="P23"/>
          </table:table-cell>
        </table:table-row>
        <table:table-row>
          <table:table-cell table:style-name="Tabla2.A1" office:value-type="string">
            <text:p text:style-name="P3"><text:a xlink:type="simple" xlink:href="py3o://if=%22o.date_invoice%22" text:style-name="Internet_20_link" text:visited-style-name="Visited_20_Internet_20_Link">if="o.date_invoice"</text:a></text:p>
            <text:p text:style-name="P3"><text:s/><text:user-field-get text:name="py3o.o.date_invoice">o.date_invoice</text:user-field-get></text:p>
            <text:p text:style-name="P3"><text:a xlink:type="simple" xlink:href="py3o:///if" text:style-name="Internet_20_link" text:visited-style-name="Visited_20_Internet_20_Link">/if</text:a></text:p>
          </table:table-cell>
          <table:table-cell table:style-name="Tabla2.A1" office:value-type="string">
            <text:p text:style-name="P3"><text:a xlink:type="simple" xlink:href="py3o://if=%22o.user_id%22" text:style-name="Internet_20_link" text:visited-style-name="Visited_20_Internet_20_Link">if="o.user_id"</text:a></text:p>
            <text:p text:style-name="P3"><text:s/><text:user-field-get text:name="py3o.o.user_id.name">o.user_id.name</text:user-field-get></text:p>
            <text:p text:style-name="P3"><text:a xlink:type="simple" xlink:href="py3o:///if" text:style-name="Internet_20_link" text:visited-style-name="Visited_20_Internet_20_Link">/if</text:a></text:p>
          </table:table-cell>
          <table:table-cell table:style-name="Tabla2.A1" office:value-type="string">
            <text:p text:style-name="P3"><text:a xlink:type="simple" xlink:href="py3o://if=%22o.date_due%22" text:style-name="Internet_20_link" text:visited-style-name="Visited_20_Internet_20_Link">if="o.date_due"</text:a></text:p>
            <text:p text:style-name="P3"><text:s/><text:user-field-get text:name="py3o.o.date_due">o.date_due</text:user-field-get></text:p>
            <text:p text:style-name="P3"><text:a xlink:type="simple" xlink:href="py3o:///if" text:style-name="Internet_20_link" text:visited-style-name="Visited_20_Internet_20_Link">/if</text:a></text:p>
          </table:table-cell>
          <table:table-cell table:style-name="Tabla2.A1" office:value-type="string">
            <text:p text:style-name="P25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>
            <table:table-cell table:style-name="Tabla1.A1" office:value-type="string">
              <text:p text:style-name="P26">Product</text:p>
            </table:table-cell>
            <table:table-cell table:style-name="Tabla1.A1" office:value-type="string">
              <text:p text:style-name="P27">Description</text:p>
            </table:table-cell>
            <table:table-cell table:style-name="Tabla1.A1" office:value-type="string">
              <text:p text:style-name="P28">Image</text:p>
            </table:table-cell>
            <table:table-cell table:style-name="Tabla1.A1" office:value-type="string">
              <text:p text:style-name="P27">Quantity</text:p>
            </table:table-cell>
            <table:table-cell table:style-name="Tabla1.A1" office:value-type="string">
              <text:p text:style-name="P30">Unit M.</text:p>
            </table:table-cell>
            <table:table-cell table:style-name="Tabla1.A1" office:value-type="string">
              <text:p text:style-name="P27">Unit Price</text:p>
            </table:table-cell>
            <table:table-cell table:style-name="Tabla1.A1" office:value-type="string">
              <text:p text:style-name="P29">Taxes</text:p>
            </table:table-cell>
            <table:table-cell table:style-name="Tabla1.H1" office:value-type="string">
              <text:p text:style-name="P29">Price</text:p>
            </table:table-cell>
          </table:table-row>
        </table:table-header-rows>
        <table:table-row>
          <table:table-cell table:style-name="Tabla1.A2" table:number-columns-spanned="8" office:value-type="string">
            <text:p text:style-name="P16"><text:a xlink:type="simple" xlink:href="py3o://for=%22line%20in%20data.invoice_line_ids%22" text:style-name="Internet_20_link" text:visited-style-name="Visited_20_Internet_20_Link"><text:span text:style-name="T6">for="line in data.invoice_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4"><text:user-field-get text:name="py3o.line.product">line.product</text:user-field-get></text:p>
          </table:table-cell>
          <table:table-cell table:style-name="Tabla1.B3" office:value-type="string">
            <text:p text:style-name="P14"><text:user-field-get text:name="py3o.line.name">line.name</text:user-field-get></text:p>
          </table:table-cell>
          <table:table-cell table:style-name="Tabla1.C3" office:value-type="string">
            <text:p text:style-name="P15"><draw:frame draw:style-name="fr1" draw:name="py3o.image(line.image, 'png', width='1cm', height='1cm', isb64=True)" text:anchor-type="as-char" svg:width="1.131cm" draw:z-index="0"><draw:text-box fo:min-height="0.79cm"><text:p text:style-name="Frame_20_contents"/></draw:text-box></draw:frame></text:p>
          </table:table-cell>
          <table:table-cell table:style-name="Tabla1.D3" office:value-type="string">
            <text:p text:style-name="P17"><text:user-field-get text:name="py3o.line.qty">line.qty</text:user-field-get></text:p>
          </table:table-cell>
          <table:table-cell table:style-name="Tabla1.E3" office:value-type="string">
            <text:p text:style-name="P18"><text:user-field-get text:name="py3o.line.uom">line.uom</text:user-field-get></text:p>
          </table:table-cell>
          <table:table-cell table:style-name="Tabla1.F3" office:value-type="string">
            <text:p text:style-name="P18"><text:user-field-get text:name="py3o.line.price_unit">line.price_unit</text:user-field-get></text:p>
          </table:table-cell>
          <table:table-cell table:style-name="Tabla1.G3" office:value-type="string">
            <text:p text:style-name="P12"><text:user-field-get text:name="py3o.line.tax">line.tax</text:user-field-get></text:p>
          </table:table-cell>
          <table:table-cell table:style-name="Tabla1.H3" office:value-type="string">
            <text:p text:style-name="P19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a1.A4" table:number-columns-spanned="8" office:value-type="string">
            <text:p text:style-name="P16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7" office:value-type="string">
            <text:p text:style-name="P21"><text:span text:style-name="T3">Total Without Taxes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5" office:value-type="string">
            <text:p text:style-name="P20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a1.A6" table:number-columns-spanned="7" office:value-type="string">
            <text:p text:style-name="P22">Tax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office:value-type="string">
            <text:p text:style-name="P20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a1.A7" table:number-columns-spanned="7" office:value-type="string">
            <text:p text:style-name="P22">Tot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7" office:value-type="string">
            <text:p text:style-name="P20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0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e2a94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Text_20_body">
      <style:paragraph-properties fo:line-height="100%" fo:text-align="end" style:justify-single-word="false"/>
      <style:text-properties officeooo:paragraph-rsid="00e53696"/>
    </style:style>
    <style:style style:name="MP3" style:family="paragraph" style:parent-style-name="Text_20_body">
      <style:paragraph-properties fo:line-height="10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e53696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eport_header" text:name="py3o.o.company_id.report_header"/>
        </text:user-field-decls>
        <text:p text:style-name="MP1"><draw:frame draw:style-name="Mfr1" draw:name="Imagen2" text:anchor-type="paragraph" svg:x="0.443cm" svg:y="-1.619cm" svg:width="4.937cm" svg:height="2.087cm" draw:z-index="1"><draw:image xlink:href="Pictures/10000201000001AA000000B4FB0793EC51971BC2.png" xlink:type="simple" xlink:show="embed" xlink:actuate="onLoad"/></draw:frame></text:p>
        <text:p text:style-name="MP2"><text:a xlink:type="simple" xlink:href="py3o://if=%22o.company_id.report_header%22" text:style-name="Internet_20_link" text:visited-style-name="Visited_20_Internet_20_Link"><text:span text:style-name="MT1">if="o.company_id.report_header"</text:span></text:a></text:p>
        <text:p text:style-name="MP2"><text:s/><text:user-field-get text:name="py3o.o.company_id.report_header">o.company_id.report_header</text:user-field-get></text:p>
        <text:p text:style-name="MP3"><text:a xlink:type="simple" xlink:href="py3o:///if" text:style-name="Internet_20_link" text:visited-style-name="Visited_20_Internet_20_Link">/if</text:a></text:p>
      </style:header>
      <style:footer>
        <text:p text:style-name="Footer"><text:span text:style-name="MT3">Page: </text:span><text:span text:style-name="MT3"><text:page-number text:select-page="current">1</text:page-number></text:span><text:span text:style-name="MT3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18-02-28T09:47:36.576846177</dc:date>
    <meta:editing-duration>P3DT55M21S</meta:editing-duration>
    <meta:editing-cycles>181</meta:editing-cycles>
    <meta:document-statistic meta:table-count="2" meta:image-count="1" meta:object-count="0" meta:page-count="1" meta:paragraph-count="47" meta:word-count="71" meta:character-count="748" meta:non-whitespace-character-count="718"/>
  </office:meta>
</office:document-meta>
</file>